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woordverklaring" style:family="table">
      <style:table-properties style:width="15.845cm" fo:margin-left="0.381cm" fo:margin-right="0.774cm" table:align="margins"/>
    </style:style>
    <style:style style:name="woordverklaring.A" style:family="table-column">
      <style:table-column-properties style:column-width="4.41cm" style:rel-column-width="18238*"/>
    </style:style>
    <style:style style:name="woordverklaring.B" style:family="table-column">
      <style:table-column-properties style:column-width="11.435cm" style:rel-column-width="47297*"/>
    </style:style>
    <style:style style:name="woordverklaring.A1" style:family="table-cell">
      <style:table-cell-properties fo:padding="0.097cm" fo:border-left="0.05pt solid #000000" fo:border-right="none" fo:border-top="0.05pt solid #000000" fo:border-bottom="0.05pt solid #000000"/>
    </style:style>
    <style:style style:name="woordverklaring.B1" style:family="table-cell">
      <style:table-cell-properties fo:padding="0.097cm" fo:border="0.05pt solid #000000"/>
    </style:style>
    <style:style style:name="woordverklaring.A2" style:family="table-cell">
      <style:table-cell-properties fo:padding="0.097cm" fo:border-left="0.05pt solid #000000" fo:border-right="none" fo:border-top="none" fo:border-bottom="0.05pt solid #000000"/>
    </style:style>
    <style:style style:name="woordverklaring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ordverklaring</text:h>
      <table:table table:name="woordverklaring" table:style-name="woordverklaring">
        <table:table-column table:style-name="woordverklaring.A"/>
        <table:table-column table:style-name="woordverklaring.B"/>
        <table:table-row>
          <table:table-cell table:style-name="woordverklaring.A1" office:value-type="string">
            <text:p text:style-name="Table_20_Contents">DNA sequencing</text:p>
          </table:table-cell>
          <table:table-cell table:style-name="woordverklaring.B1" office:value-type="string">
            <text:p text:style-name="Table_20_Contents">Bepalen van base volgorde van een gegeven DNA streng</text:p>
          </table:table-cell>
        </table:table-row>
        <table:table-row>
          <table:table-cell table:style-name="woordverklaring.A2" office:value-type="string">
            <text:p text:style-name="Table_20_Contents"/>
          </table:table-cell>
          <table:table-cell table:style-name="woordverklaring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Probleemstelling</text:h>
      <text:p text:style-name="Text_20_body"/>
      <text:h text:style-name="Heading_20_1" text:outline-level="1">Literatuur studie</text:h>
      <text:h text:style-name="Heading_20_2" text:outline-level="2">Sequencing</text:h>
      <text:h text:style-name="Heading_20_2" text:outline-level="2">Next Gen Sequencing</text:h>
      <text:list xml:id="list494341042" text:style-name="L1">
        <text:list-item>
          <text:p text:style-name="P2">Illumina (solexa) DNA sequencing</text:p>
          <text:list>
            <text:list-item>
              <text:p text:style-name="P3">techniek</text:p>
              <text:list>
                <text:list-item>
                  <text:p text:style-name="P3">single end-read</text:p>
                </text:list-item>
                <text:list-item>
                  <text:p text:style-name="P3">paired end-reads</text:p>
                </text:list-item>
                <text:list-item>
                  <text:p text:style-name="P3">make-pair reads</text:p>
                </text:list-item>
              </text:list>
            </text:list-item>
            <text:list-item>
              <text:p text:style-name="P3">output formaat</text:p>
              <text:list>
                <text:list-item>
                  <text:p text:style-name="P3">2 inputfiles + referentie</text:p>
                </text:list-item>
                <text:list-item>
                  <text:p text:style-name="P3">SAM protocol</text:p>
                  <text:list>
                    <text:list-item>
                      <text:p text:style-name="P3">binair getal</text:p>
                    </text:list-item>
                  </text:list>
                </text:list-item>
              </text:list>
            </text:list-item>
            <text:list-item>
              <text:p text:style-name="P3">BWA / BFAST</text:p>
            </text:list-item>
          </text:list>
        </text:list-item>
        <text:list-item>
          <text:p text:style-name="P3">alternatieve NGS</text:p>
          <text:list>
            <text:list-item>
              <text:p text:style-name="P3">methods</text:p>
              <text:list>
                <text:list-item>
                  <text:p text:style-name="P3">maxam-gilbert</text:p>
                </text:list-item>
                <text:list-item>
                  <text:p text:style-name="P3">chain-termination</text:p>
                </text:list-item>
                <text:list-item>
                  <text:p text:style-name="P3">dye-terminator</text:p>
                </text:list-item>
              </text:list>
            </text:list-item>
          </text:list>
        </text:list-item>
        <text:list-item>
          <text:p text:style-name="P3">challenges</text:p>
          <text:list>
            <text:list-item>
              <text:p text:style-name="P3">quality</text:p>
            </text:list-item>
            <text:list-item>
              <text:p text:style-name="P3">automatisation &amp; sample preparation</text:p>
            </text:list-item>
          </text:list>
        </text:list-item>
      </text:list>
      <text:h text:style-name="Heading_20_1" text:outline-level="1"><text:soft-page-break/></text:h>
      <text:h text:style-name="Heading_20_1" text:outline-level="1">Methoden</text:h>
      <text:h text:style-name="Heading_20_2" text:outline-level="2">Resequencing</text:h>
      <text:list xml:id="list86971610" text:style-name="L2">
        <text:list-header>
          <text:p text:style-name="P1"/>
          <text:list>
            <text:list-item>
              <text:p text:style-name="P1">Grote variaties</text:p>
              <text:list>
                <text:list-item>
                  <text:p text:style-name="P1">inserties</text:p>
                </text:list-item>
              </text:list>
            </text:list-item>
          </text:list>
        </text:list-header>
      </text:list>
      <text:p text:style-name="Standard"><text:tab/><text:tab/><text:tab/></text:p>
      <text:list xml:id="list2101485384" text:continue-numbering="true" text:style-name="L2">
        <text:list-item>
          <text:list>
            <text:list-item>
              <text:list>
                <text:list-item>
                  <text:p text:style-name="P1">deleties</text:p>
                </text:list-item>
              </text:list>
            </text:list-item>
            <text:list-item>
              <text:p text:style-name="P1">kleine variaties</text:p>
              <text:list>
                <text:list-item>
                  <text:p text:style-name="P1">SNP</text:p>
                </text:list-item>
                <text:list-item>
                  <text:p text:style-name="P1">INDEL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n </meta:initial-creator>
    <meta:creation-date>2012-03-03T15:04:19</meta:creation-date>
    <dc:date>2012-03-25T11:21:32</dc:date>
    <dc:creator>svenn </dc:creator>
    <meta:editing-duration>PT2H24M35S</meta:editing-duration>
    <meta:editing-cycles>28</meta:editing-cycles>
    <meta:generator>LibreOffice/3.5$Linux_x86 LibreOffice_project/dc9775d-05ecbee-0851ad3-1586698-727bf66</meta:generator>
    <meta:document-statistic meta:table-count="1" meta:image-count="0" meta:object-count="0" meta:page-count="2" meta:paragraph-count="34" meta:word-count="89" meta:character-count="214" meta:non-whitespace-character-count="515"/>
  </office:meta>
</office:document-meta>
</file>